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9" style:family="paragraph" style:parent-style-name="Table_20_Contents">
      <style:text-properties officeooo:rsid="001bfdc6" officeooo:paragraph-rsid="001bfdc6"/>
    </style:style>
    <style:style style:name="P30" style:family="paragraph" style:parent-style-name="Table_20_Contents">
      <style:text-properties officeooo:rsid="001ce5eb" officeooo:paragraph-rsid="001ce5eb"/>
    </style:style>
    <style:style style:name="P31" style:family="paragraph" style:parent-style-name="Table_20_Contents">
      <style:text-properties officeooo:rsid="0020e66a" officeooo:paragraph-rsid="0020e66a"/>
    </style:style>
    <style:style style:name="P32" style:family="paragraph" style:parent-style-name="Table_20_Contents">
      <style:text-properties officeooo:rsid="0020e66a" officeooo:paragraph-rsid="002f44c1"/>
    </style:style>
    <style:style style:name="P33" style:family="paragraph" style:parent-style-name="Table_20_Contents">
      <style:text-properties officeooo:paragraph-rsid="001ce5eb"/>
    </style:style>
    <style:style style:name="P34" style:family="paragraph" style:parent-style-name="Table_20_Contents">
      <style:text-properties officeooo:rsid="001ce5eb" officeooo:paragraph-rsid="001ce5eb" fo:background-color="transparent"/>
    </style:style>
    <style:style style:name="P35" style:family="paragraph" style:parent-style-name="Table_20_Contents">
      <style:text-properties officeooo:rsid="002bb31e" officeooo:paragraph-rsid="002bb31e"/>
    </style:style>
    <style:style style:name="P36" style:family="paragraph" style:parent-style-name="Table_20_Contents">
      <style:text-properties officeooo:rsid="002c1bbf" officeooo:paragraph-rsid="002c1bbf"/>
    </style:style>
    <style:style style:name="P37" style:family="paragraph" style:parent-style-name="Table_20_Contents">
      <style:text-properties officeooo:rsid="002da303" officeooo:paragraph-rsid="002da303"/>
    </style:style>
    <style:style style:name="P38" style:family="paragraph" style:parent-style-name="Table_20_Contents">
      <style:text-properties officeooo:rsid="002da303" officeooo:paragraph-rsid="0020e66a"/>
    </style:style>
    <style:style style:name="P39" style:family="paragraph" style:parent-style-name="Table_20_Contents">
      <style:text-properties officeooo:rsid="002f44c1" officeooo:paragraph-rsid="002f44c1"/>
    </style:style>
    <style:style style:name="P40" style:family="paragraph" style:parent-style-name="Table_20_Contents">
      <style:text-properties officeooo:rsid="00327015" officeooo:paragraph-rsid="00327015"/>
    </style:style>
    <style:style style:name="P41" style:family="paragraph" style:parent-style-name="Table_20_Contents">
      <style:text-properties officeooo:rsid="003355a3" officeooo:paragraph-rsid="003355a3"/>
    </style:style>
    <style:style style:name="P42" style:family="paragraph" style:parent-style-name="Table_20_Contents">
      <style:text-properties officeooo:rsid="003547a5" officeooo:paragraph-rsid="003547a5"/>
    </style:style>
    <style:style style:name="P43" style:family="paragraph" style:parent-style-name="Table_20_Contents">
      <style:text-properties officeooo:rsid="0039d373" officeooo:paragraph-rsid="0039d373"/>
    </style:style>
    <style:style style:name="P44" style:family="paragraph" style:parent-style-name="Table_20_Contents">
      <style:text-properties officeooo:rsid="003d3227" officeooo:paragraph-rsid="003d3227"/>
    </style:style>
    <style:style style:name="P45" style:family="paragraph" style:parent-style-name="Table_20_Contents">
      <style:text-properties officeooo:rsid="003e058c" officeooo:paragraph-rsid="003e058c"/>
    </style:style>
    <style:style style:name="P46" style:family="paragraph" style:parent-style-name="Table_20_Contents">
      <style:text-properties officeooo:rsid="003e058c" officeooo:paragraph-rsid="0049d9a3"/>
    </style:style>
    <style:style style:name="P47" style:family="paragraph" style:parent-style-name="Table_20_Contents">
      <style:text-properties officeooo:rsid="003ef708" officeooo:paragraph-rsid="003ef708"/>
    </style:style>
    <style:style style:name="P48" style:family="paragraph" style:parent-style-name="Table_20_Contents">
      <style:text-properties officeooo:rsid="0049d9a3" officeooo:paragraph-rsid="0049d9a3"/>
    </style:style>
    <style:style style:name="P49" style:family="paragraph" style:parent-style-name="Table_20_Contents">
      <style:text-properties officeooo:rsid="004a2bdb" officeooo:paragraph-rsid="004a2bdb"/>
    </style:style>
    <style:style style:name="P50" style:family="paragraph" style:parent-style-name="Table_20_Contents">
      <style:text-properties officeooo:rsid="004d7ee5" officeooo:paragraph-rsid="004d7ee5"/>
    </style:style>
    <style:style style:name="P51" style:family="paragraph" style:parent-style-name="Table_20_Contents">
      <style:text-properties officeooo:rsid="00572d39" officeooo:paragraph-rsid="00572d39"/>
    </style:style>
    <style:style style:name="P52" style:family="paragraph" style:parent-style-name="Standard">
      <style:text-properties officeooo:rsid="001bfdc6" officeooo:paragraph-rsid="001bfdc6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57f03b" officeooo:paragraph-rsid="005f13b1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572d39" officeooo:paragraph-rsid="005f13b1" style:font-weight-asian="bold" style:font-weight-complex="bold"/>
    </style:style>
    <style:style style:name="P57" style:family="paragraph" style:parent-style-name="Table_20_Contents">
      <style:text-properties officeooo:rsid="00572d39" officeooo:paragraph-rsid="00572d39"/>
    </style:style>
    <style:style style:name="P58" style:family="paragraph" style:parent-style-name="Table_20_Contents">
      <style:text-properties officeooo:rsid="00572d39" officeooo:paragraph-rsid="005f13b1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  <style:style style:name="T23" style:family="text">
      <style:text-properties officeooo:rsid="005f13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9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9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9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9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0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0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1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28">7</text:p>
          </table:table-cell>
          <table:table-cell table:style-name="Tabella1.A8" office:value-type="string">
            <text:p text:style-name="P34">Doodle for second weekly meeting</text:p>
          </table:table-cell>
          <table:table-cell table:style-name="Tabella1.A8" office:value-type="string">
            <text:p text:style-name="P27">08/11/2013</text:p>
          </table:table-cell>
          <table:table-cell table:style-name="Tabella1.D8" office:value-type="string">
            <text:p text:style-name="P34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0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9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0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0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9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9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9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9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1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1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0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0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1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0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0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5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29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29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29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5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5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5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5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5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6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6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1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0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0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7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7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1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1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9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9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29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29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7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2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0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0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7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8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1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1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7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7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2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2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7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7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7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7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3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3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3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3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3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3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3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3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3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3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3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7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7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3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3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3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4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4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5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5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5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8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8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8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49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6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49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49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0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0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49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49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49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49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49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49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49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49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1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1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1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1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1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1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1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1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1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1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46" office:value-type="string">
            <text:p text:style-name="P25">107</text:p>
          </table:table-cell>
          <table:table-cell table:style-name="Tabella1.A46" office:value-type="string">
            <text:p text:style-name="P51">Minutes of Meeting</text:p>
          </table:table-cell>
          <table:table-cell table:style-name="Tabella1.A46" office:value-type="string">
            <text:p text:style-name="P26">0<text:span text:style-name="T22">3</text:span>/12/2013</text:p>
          </table:table-cell>
          <table:table-cell table:style-name="Tabella1.D46" office:value-type="string">
            <text:p text:style-name="P51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1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1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1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1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112" office:value-type="string">
            <text:p text:style-name="P25">111</text:p>
          </table:table-cell>
          <table:table-cell table:style-name="Tabella1.A112" office:value-type="string">
            <text:p text:style-name="P51">Class Lecture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All</text:p>
          </table:table-cell>
        </table:table-row>
        <table:table-row>
          <table:table-cell table:style-name="Tabella1.A112" office:value-type="string">
            <text:p text:style-name="P25">112</text:p>
          </table:table-cell>
          <table:table-cell table:style-name="Tabella1.A112" office:value-type="string">
            <text:p text:style-name="P51">Status Report Presentation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Andrea + Dzana</text:p>
          </table:table-cell>
        </table:table-row>
        <table:table-row>
          <table:table-cell table:style-name="Tabella1.A112" office:value-type="string">
            <text:p text:style-name="P25">113</text:p>
          </table:table-cell>
          <table:table-cell table:style-name="Tabella1.A112" office:value-type="string">
            <text:p text:style-name="P51">Meeting Agenda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Andrea</text:p>
          </table:table-cell>
        </table:table-row>
        <table:table-row>
          <table:table-cell table:style-name="Tabella1.A112" office:value-type="string">
            <text:p text:style-name="P25">114</text:p>
          </table:table-cell>
          <table:table-cell table:style-name="Tabella1.A112" office:value-type="string">
            <text:p text:style-name="P51">Group Meeting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1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1">Nikola</text:p>
          </table:table-cell>
        </table:table-row>
        <table:table-row>
          <table:table-cell table:style-name="Tabella1.A112" office:value-type="string">
            <text:p text:style-name="P25">116</text:p>
          </table:table-cell>
          <table:table-cell table:style-name="Tabella1.A112" office:value-type="string">
            <text:p text:style-name="P51">Update (if necessary) User Case Diagrams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Dzana + Nikola + Miraldi</text:p>
          </table:table-cell>
        </table:table-row>
        <table:table-row>
          <table:table-cell table:style-name="Tabella1.A112" office:value-type="string">
            <text:p text:style-name="P25">117</text:p>
          </table:table-cell>
          <table:table-cell table:style-name="Tabella1.A112" office:value-type="string">
            <text:p text:style-name="P51">Work on Math Engine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Lorenzo + Andrea</text:p>
          </table:table-cell>
        </table:table-row>
        <table:table-row>
          <table:table-cell table:style-name="Tabella1.A112" office:value-type="string">
            <text:p text:style-name="P25">118</text:p>
          </table:table-cell>
          <table:table-cell table:style-name="Tabella1.A112" office:value-type="string">
            <text:p text:style-name="P51">Work on Calculation Controller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Lorenzo + Andrea</text:p>
          </table:table-cell>
        </table:table-row>
        <table:table-row>
          <table:table-cell table:style-name="Tabella1.A112" office:value-type="string">
            <text:p text:style-name="P25">119</text:p>
          </table:table-cell>
          <table:table-cell table:style-name="Tabella1.A112" office:value-type="string">
            <text:p text:style-name="P51">Work on Calculated Data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Lorenzo + Andrea</text:p>
          </table:table-cell>
        </table:table-row>
        <table:table-row>
          <table:table-cell table:style-name="Tabella1.A112" office:value-type="string">
            <text:p text:style-name="P25">120</text:p>
          </table:table-cell>
          <table:table-cell table:style-name="Tabella1.A112" office:value-type="string">
            <text:p text:style-name="P51">Minutes of Meeting</text:p>
          </table:table-cell>
          <table:table-cell table:style-name="Tabella1.A112" office:value-type="string">
            <text:p text:style-name="P26">0<text:span text:style-name="T22">6</text:span>/12/2013</text:p>
          </table:table-cell>
          <table:table-cell table:style-name="Tabella1.D112" office:value-type="string">
            <text:p text:style-name="P51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1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1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1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1">Dzana + Nikola + Andrea + Lorenzo</text:p>
          </table:table-cell>
        </table:table-row>
        <table:table-row>
          <table:table-cell table:style-name="Tabella1.A112" office:value-type="string">
            <text:p text:style-name="P25">123</text:p>
          </table:table-cell>
          <table:table-cell table:style-name="Tabella1.A112" office:value-type="string">
            <text:p text:style-name="P51">JUnit Classes for Math Engine v 1.0</text:p>
          </table:table-cell>
          <table:table-cell table:style-name="Tabella1.A112" office:value-type="string">
            <text:p text:style-name="P26">0<text:span text:style-name="T22">6</text:span>/12/2013</text:p>
          </table:table-cell>
          <table:table-cell table:style-name="Tabella1.D112" office:value-type="string">
            <text:p text:style-name="P51">Miraldi + Andrea</text:p>
          </table:table-cell>
        </table:table-row>
        <table:table-row>
          <table:table-cell table:style-name="Tabella1.A112" office:value-type="string">
            <text:p text:style-name="P54"><text:span text:style-name="T23">124</text:span></text:p>
          </table:table-cell>
          <table:table-cell table:style-name="Tabella1.A112" office:value-type="string">
            <text:p text:style-name="P58"><text:span text:style-name="T23">Week Report W49</text:span></text:p>
          </table:table-cell>
          <table:table-cell table:style-name="Tabella1.A112" office:value-type="string">
            <text:p text:style-name="P56"><text:span text:style-name="T23">08/12/2013</text:span></text:p>
          </table:table-cell>
          <table:table-cell table:style-name="Tabella1.D112" office:value-type="string">
            <text:p text:style-name="P58"><text:span text:style-name="T23">All</text:span></text:p>
          </table:table-cell>
        </table:table-row>
        <table:table-row>
          <table:table-cell table:style-name="Tabella1.A112" office:value-type="string">
            <text:p text:style-name="P54"><text:span text:style-name="T23">125</text:span></text:p>
          </table:table-cell>
          <table:table-cell table:style-name="Tabella1.A112" office:value-type="string">
            <text:p text:style-name="P58"><text:span text:style-name="T23">Summary Week Report W49</text:span></text:p>
          </table:table-cell>
          <table:table-cell table:style-name="Tabella1.A112" office:value-type="string">
            <text:p text:style-name="P56"><text:span text:style-name="T23">09/12/2013</text:span></text:p>
          </table:table-cell>
          <table:table-cell table:style-name="Tabella1.D112" office:value-type="string">
            <text:p text:style-name="P58"><text:span text:style-name="T23">Andrea</text:span></text:p>
          </table:table-cell>
        </table:table-row>
        <table:table-row>
          <table:table-cell table:style-name="Tabella1.A112" office:value-type="string">
            <text:p text:style-name="P54"><text:span text:style-name="T23">126</text:span></text:p>
          </table:table-cell>
          <table:table-cell table:style-name="Tabella1.A112" office:value-type="string">
            <text:p text:style-name="P58"><text:span text:style-name="T23">Meeting Agenda</text:span></text:p>
          </table:table-cell>
          <table:table-cell table:style-name="Tabella1.A112" office:value-type="string">
            <text:p text:style-name="P56"><text:span text:style-name="T23">09/12/2013</text:span></text:p>
          </table:table-cell>
          <table:table-cell table:style-name="Tabella1.D112" office:value-type="string">
            <text:p text:style-name="P58"><text:span text:style-name="T23">Andrea</text:span></text:p>
          </table:table-cell>
        </table:table-row>
        <table:table-row>
          <table:table-cell table:style-name="Tabella1.A112" office:value-type="string">
            <text:p text:style-name="P54"><text:span text:style-name="T23">127</text:span></text:p>
          </table:table-cell>
          <table:table-cell table:style-name="Tabella1.A112" office:value-type="string">
            <text:p text:style-name="P58"><text:span text:style-name="T23">Group Meeting</text:span></text:p>
          </table:table-cell>
          <table:table-cell table:style-name="Tabella1.A112" office:value-type="string">
            <text:p text:style-name="P56"><text:span text:style-name="T23">09/12/2013</text:span></text:p>
          </table:table-cell>
          <table:table-cell table:style-name="Tabella1.D112" office:value-type="string">
            <text:p text:style-name="P58"><text:span text:style-name="T23">All</text:span></text:p>
          </table:table-cell>
        </table:table-row>
        <table:table-row>
          <table:table-cell table:style-name="Tabella1.A112" office:value-type="string">
            <text:p text:style-name="P54"><text:span text:style-name="T23">128</text:span></text:p>
          </table:table-cell>
          <table:table-cell table:style-name="Tabella1.A112" office:value-type="string">
            <text:p text:style-name="P58"><text:span text:style-name="T23">User System Authentication</text:span></text:p>
          </table:table-cell>
          <table:table-cell table:style-name="Tabella1.A112" office:value-type="string">
            <text:p text:style-name="P56"><text:span text:style-name="T23">09/12/2013</text:span></text:p>
          </table:table-cell>
          <table:table-cell table:style-name="Tabella1.D112" office:value-type="string">
            <text:p text:style-name="P58"><text:span text:style-name="T23">Jorn</text:span></text:p>
          </table:table-cell>
        </table:table-row>
        <table:table-row>
          <table:table-cell table:style-name="Tabella1.A112" office:value-type="string">
            <text:p text:style-name="P54"><text:span text:style-name="T23">129</text:span></text:p>
          </table:table-cell>
          <table:table-cell table:style-name="Tabella1.A112" office:value-type="string">
            <text:p text:style-name="P58"><text:span text:style-name="T23">Finalize Math Engine</text:span></text:p>
          </table:table-cell>
          <table:table-cell table:style-name="Tabella1.A112" office:value-type="string">
            <text:p text:style-name="P56"><text:span text:style-name="T23">10/12/2013</text:span></text:p>
          </table:table-cell>
          <table:table-cell table:style-name="Tabella1.D112" office:value-type="string">
            <text:p text:style-name="P58"><text:span text:style-name="T23">Lorenzo + Andrea</text:span></text:p>
          </table:table-cell>
        </table:table-row>
        <table:table-row>
          <table:table-cell table:style-name="Tabella1.A112" office:value-type="string">
            <text:p text:style-name="P54"><text:span text:style-name="T23">130</text:span></text:p>
          </table:table-cell>
          <table:table-cell table:style-name="Tabella1.A112" office:value-type="string">
            <text:p text:style-name="P58"><text:span text:style-name="T23">Finalize Calculation Controller</text:span></text:p>
          </table:table-cell>
          <table:table-cell table:style-name="Tabella1.A112" office:value-type="string">
            <text:p text:style-name="P56"><text:span text:style-name="T23">10/12/2013</text:span></text:p>
          </table:table-cell>
          <table:table-cell table:style-name="Tabella1.D112" office:value-type="string">
            <text:p text:style-name="P58"><text:span text:style-name="T23">Lorenzo + Andrea</text:span></text:p>
          </table:table-cell>
        </table:table-row>
        <table:table-row>
          <table:table-cell table:style-name="Tabella1.A112" office:value-type="string">
            <text:p text:style-name="P54"><text:span text:style-name="T23">131</text:span></text:p>
          </table:table-cell>
          <table:table-cell table:style-name="Tabella1.A112" office:value-type="string">
            <text:p text:style-name="P58"><text:span text:style-name="T23">Finalize Methods that permits to the Math Engine and to the Calculation Controller to write in the DB</text:span></text:p>
          </table:table-cell>
          <table:table-cell table:style-name="Tabella1.A112" office:value-type="string">
            <text:p text:style-name="P56"><text:span text:style-name="T23">10/12/2013</text:span></text:p>
          </table:table-cell>
          <table:table-cell table:style-name="Tabella1.D112" office:value-type="string">
            <text:p text:style-name="P58"><text:span text:style-name="T23">Jorn + Marko</text:span></text:p>
          </table:table-cell>
        </table:table-row>
        <table:table-row>
          <table:table-cell table:style-name="Tabella1.A112" office:value-type="string">
            <text:p text:style-name="P54"><text:span text:style-name="T23">132</text:span></text:p>
          </table:table-cell>
          <table:table-cell table:style-name="Tabella1.A112" office:value-type="string">
            <text:p text:style-name="P58"><text:span text:style-name="T23">Customers Meeting</text:span></text:p>
          </table:table-cell>
          <table:table-cell table:style-name="Tabella1.A112" office:value-type="string">
            <text:p text:style-name="P56"><text:span text:style-name="T23">10/12/2013</text:span></text:p>
          </table:table-cell>
          <table:table-cell table:style-name="Tabella1.D112" office:value-type="string">
            <text:p text:style-name="P58"><text:span text:style-name="T23">Andrea + Lorenzo</text:span></text:p>
          </table:table-cell>
        </table:table-row>
        <text:soft-page-break/>
        <table:table-row>
          <table:table-cell table:style-name="Tabella1.A112" office:value-type="string">
            <text:p text:style-name="P54"><text:span text:style-name="T23">133</text:span></text:p>
          </table:table-cell>
          <table:table-cell table:style-name="Tabella1.A112" office:value-type="string">
            <text:p text:style-name="P58"><text:span text:style-name="T23">Customers Meeting Summary</text:span></text:p>
          </table:table-cell>
          <table:table-cell table:style-name="Tabella1.A112" office:value-type="string">
            <text:p text:style-name="P56"><text:span text:style-name="T23">10/12/2013</text:span></text:p>
          </table:table-cell>
          <table:table-cell table:style-name="Tabella1.D112" office:value-type="string">
            <text:p text:style-name="P58"><text:span text:style-name="T23">Andrea</text:span></text:p>
          </table:table-cell>
        </table:table-row>
        <table:table-row>
          <table:table-cell table:style-name="Tabella1.A112" office:value-type="string">
            <text:p text:style-name="P54"><text:span text:style-name="T23">134</text:span></text:p>
          </table:table-cell>
          <table:table-cell table:style-name="Tabella1.A112" office:value-type="string">
            <text:p text:style-name="P58"><text:span text:style-name="T23">Minutes of Meeting</text:span></text:p>
          </table:table-cell>
          <table:table-cell table:style-name="Tabella1.A112" office:value-type="string">
            <text:p text:style-name="P56"><text:span text:style-name="T23">10/12/2013</text:span></text:p>
          </table:table-cell>
          <table:table-cell table:style-name="Tabella1.D112" office:value-type="string">
            <text:p text:style-name="P58"><text:span text:style-name="T23">Marko/Nikola</text:span></text:p>
          </table:table-cell>
        </table:table-row>
        <table:table-row>
          <table:table-cell table:style-name="Tabella1.A112" office:value-type="string">
            <text:p text:style-name="P54"><text:span text:style-name="T23">135</text:span></text:p>
          </table:table-cell>
          <table:table-cell table:style-name="Tabella1.A112" office:value-type="string">
            <text:p text:style-name="P58"><text:span text:style-name="T23">Validate Math Engine with tests and test classes</text:span></text:p>
          </table:table-cell>
          <table:table-cell table:style-name="Tabella1.A112" office:value-type="string">
            <text:p text:style-name="P56"><text:span text:style-name="T23">11/12/2013</text:span></text:p>
          </table:table-cell>
          <table:table-cell table:style-name="Tabella1.D112" office:value-type="string">
            <text:p text:style-name="P58"><text:span text:style-name="T23">Miraldi + Lorenzo</text:span></text:p>
          </table:table-cell>
        </table:table-row>
        <table:table-row>
          <table:table-cell table:style-name="Tabella1.A112" office:value-type="string">
            <text:p text:style-name="P54"><text:span text:style-name="T23">136</text:span></text:p>
          </table:table-cell>
          <table:table-cell table:style-name="Tabella1.A112" office:value-type="string">
            <text:p text:style-name="P58"><text:span text:style-name="T23">Integrate the mathematical packet with the rest of the system</text:span></text:p>
          </table:table-cell>
          <table:table-cell table:style-name="Tabella1.A112" office:value-type="string">
            <text:p text:style-name="P56"><text:span text:style-name="T23">11/12/2013</text:span></text:p>
          </table:table-cell>
          <table:table-cell table:style-name="Tabella1.D112" office:value-type="string">
            <text:p text:style-name="P58"><text:span text:style-name="T23">Lorenzo + Marko + Jorn</text:span></text:p>
          </table:table-cell>
        </table:table-row>
        <table:table-row>
          <table:table-cell table:style-name="Tabella1.A112" office:value-type="string">
            <text:p text:style-name="P54"><text:span text:style-name="T23">137</text:span></text:p>
          </table:table-cell>
          <table:table-cell table:style-name="Tabella1.A112" office:value-type="string">
            <text:p text:style-name="P58"><text:span text:style-name="T23">Supervisors Meeting</text:span></text:p>
          </table:table-cell>
          <table:table-cell table:style-name="Tabella1.A112" office:value-type="string">
            <text:p text:style-name="P56"><text:span text:style-name="T23">11/12/2013</text:span></text:p>
          </table:table-cell>
          <table:table-cell table:style-name="Tabella1.D112" office:value-type="string">
            <text:p text:style-name="P58"><text:span text:style-name="T23">Andrea</text:span></text:p>
          </table:table-cell>
        </table:table-row>
        <table:table-row>
          <table:table-cell table:style-name="Tabella1.A112" office:value-type="string">
            <text:p text:style-name="P54"><text:span text:style-name="T23">138</text:span></text:p>
          </table:table-cell>
          <table:table-cell table:style-name="Tabella1.A112" office:value-type="string">
            <text:p text:style-name="P58"><text:span text:style-name="T23">Supervisors Meeting Summary</text:span></text:p>
          </table:table-cell>
          <table:table-cell table:style-name="Tabella1.A112" office:value-type="string">
            <text:p text:style-name="P56"><text:span text:style-name="T23">11/12/2013</text:span></text:p>
          </table:table-cell>
          <table:table-cell table:style-name="Tabella1.D112" office:value-type="string">
            <text:p text:style-name="P58"><text:span text:style-name="T23">Andrea</text:span></text:p>
          </table:table-cell>
        </table:table-row>
        <table:table-row>
          <table:table-cell table:style-name="Tabella1.A112" office:value-type="string">
            <text:p text:style-name="P54"><text:span text:style-name="T23">139</text:span></text:p>
          </table:table-cell>
          <table:table-cell table:style-name="Tabella1.A112" office:value-type="string">
            <text:p text:style-name="P58"><text:span text:style-name="T23">Implementation of the historical web graphs</text:span></text:p>
          </table:table-cell>
          <table:table-cell table:style-name="Tabella1.A112" office:value-type="string">
            <text:p text:style-name="P56"><text:span text:style-name="T23">11/12/2013</text:span></text:p>
          </table:table-cell>
          <table:table-cell table:style-name="Tabella1.D112" office:value-type="string">
            <text:p text:style-name="P58"><text:span text:style-name="T23">Dzana + Nikola</text:span></text:p>
          </table:table-cell>
        </table:table-row>
        <table:table-row>
          <table:table-cell table:style-name="Tabella1.A112" office:value-type="string">
            <text:p text:style-name="P54"><text:span text:style-name="T23">140</text:span></text:p>
          </table:table-cell>
          <table:table-cell table:style-name="Tabella1.A112" office:value-type="string">
            <text:p text:style-name="P58"><text:span text:style-name="T23">Run the whole system in the VM</text:span></text:p>
          </table:table-cell>
          <table:table-cell table:style-name="Tabella1.A112" office:value-type="string">
            <text:p text:style-name="P56"><text:span text:style-name="T23">11/12/2013</text:span></text:p>
          </table:table-cell>
          <table:table-cell table:style-name="Tabella1.D112" office:value-type="string">
            <text:p text:style-name="P58"><text:span text:style-name="T23">Marko</text:span></text:p>
          </table:table-cell>
        </table:table-row>
        <table:table-row>
          <table:table-cell table:style-name="Tabella1.A112" office:value-type="string">
            <text:p text:style-name="P54"><text:span text:style-name="T23">141</text:span></text:p>
          </table:table-cell>
          <table:table-cell table:style-name="Tabella1.A112" office:value-type="string">
            <text:p text:style-name="P58"><text:span text:style-name="T23">Meeting Agenda</text:span></text:p>
          </table:table-cell>
          <table:table-cell table:style-name="Tabella1.A112" office:value-type="string">
            <text:p text:style-name="P56"><text:span text:style-name="T23">12/12/2013</text:span></text:p>
          </table:table-cell>
          <table:table-cell table:style-name="Tabella1.D112" office:value-type="string">
            <text:p text:style-name="P58"><text:span text:style-name="T23">Andrea</text:span></text:p>
          </table:table-cell>
        </table:table-row>
        <table:table-row>
          <table:table-cell table:style-name="Tabella1.A112" office:value-type="string">
            <text:p text:style-name="P54"><text:span text:style-name="T23">142</text:span></text:p>
          </table:table-cell>
          <table:table-cell table:style-name="Tabella1.A112" office:value-type="string">
            <text:p text:style-name="P58"><text:span text:style-name="T23">Group Meeting</text:span></text:p>
          </table:table-cell>
          <table:table-cell table:style-name="Tabella1.A112" office:value-type="string">
            <text:p text:style-name="P56"><text:span text:style-name="T23">12/12/2013</text:span></text:p>
          </table:table-cell>
          <table:table-cell table:style-name="Tabella1.D112" office:value-type="string">
            <text:p text:style-name="P58"><text:span text:style-name="T23">All</text:span></text:p>
          </table:table-cell>
        </table:table-row>
        <table:table-row>
          <table:table-cell table:style-name="Tabella1.A112" office:value-type="string">
            <text:p text:style-name="P54"><text:span text:style-name="T23">143</text:span></text:p>
          </table:table-cell>
          <table:table-cell table:style-name="Tabella1.A112" office:value-type="string">
            <text:p text:style-name="P58"><text:span text:style-name="T23">Minutes of Meeting</text:span></text:p>
          </table:table-cell>
          <table:table-cell table:style-name="Tabella1.A112" office:value-type="string">
            <text:p text:style-name="P56"><text:span text:style-name="T23">13/12/2013</text:span></text:p>
          </table:table-cell>
          <table:table-cell table:style-name="Tabella1.D112" office:value-type="string">
            <text:p text:style-name="P58"><text:span text:style-name="T23">Marko/Nikola</text:span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04T23:08:24.78</dc:date>
    <meta:editing-duration>PT1H58M52S</meta:editing-duration>
    <meta:editing-cycles>68</meta:editing-cycles>
    <meta:generator>LibreOffice/4.0.5.2$Windows_x86 LibreOffice_project/5464147a081647a250913f19c0715bca595af2f</meta:generator>
    <meta:document-statistic meta:table-count="1" meta:image-count="0" meta:object-count="0" meta:page-count="5" meta:paragraph-count="576" meta:word-count="1152" meta:character-count="7176" meta:non-whitespace-character-count="6598"/>
  </office:meta>
</office:document-meta>
</file>